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MLSetvarElementImpl.setNam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SetvarElementImpl.setId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SetvarElementImpl.WMLSetvarElementImpl( WMLDocumentImpl owner ,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WMLSetvarElementImpl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SetvarElementImpl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SetvarElementImpl.setValu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SetvarElementImpl.setClassNam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SetvarElement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SetvarElement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